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99cm" fo:margin-left="0cm" table:align="left"/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8.9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b277d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b277d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b277d" loext:opacity="100%" fo:font-size="12pt" fo:font-weight="normal" officeooo:rsid="0031e799" officeooo:paragraph-rsid="0031e7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5b277d" loext:opacity="100%" fo:font-size="16pt" fo:font-weight="bold" officeooo:rsid="00199450" officeooo:paragraph-rsid="0019945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e799" officeooo:paragraph-rsid="0031e79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326ef7" officeooo:paragraph-rsid="00326ef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31e799" officeooo:paragraph-rsid="0031e79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729fcf" loext:opacity="100%" fo:font-size="12pt" fo:font-weight="normal" officeooo:rsid="00326ef7" officeooo:paragraph-rsid="00326ef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729fcf" loext:opacity="100%" fo:font-size="12pt" fo:font-weight="normal" officeooo:rsid="00199450" officeooo:paragraph-rsid="00199450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99450" officeooo:paragraph-rsid="00199450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bcc38" officeooo:paragraph-rsid="001bcc3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d0abf" officeooo:paragraph-rsid="001d0abf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d0abf" officeooo:paragraph-rsid="001eb344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d0abf" officeooo:paragraph-rsid="001f0653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db0bc" officeooo:paragraph-rsid="001db0bc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213804" officeooo:paragraph-rsid="00213804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0d392" officeooo:paragraph-rsid="0020d392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23111" officeooo:paragraph-rsid="00223111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37df2" officeooo:paragraph-rsid="00237df2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37df2" officeooo:paragraph-rsid="0025684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37df2" officeooo:paragraph-rsid="00284966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542c9" officeooo:paragraph-rsid="002542c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542c9" officeooo:paragraph-rsid="00284966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707a7" officeooo:paragraph-rsid="002707a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707a7" officeooo:paragraph-rsid="00289fa7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9c90b" officeooo:paragraph-rsid="0029c90b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9c90b" officeooo:paragraph-rsid="002b96c2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64d8" officeooo:paragraph-rsid="002c64d8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e030f" officeooo:paragraph-rsid="002e030f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99450" officeooo:paragraph-rsid="00199450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a2b41" officeooo:paragraph-rsid="001a2b41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1a42f1" officeooo:paragraph-rsid="001a42f1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1a7a50" officeooo:paragraph-rsid="001a7a50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213804" officeooo:paragraph-rsid="00213804" fo:background-color="#ffff00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199450" officeooo:paragraph-rsid="00199450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fo:font-size="12pt" officeooo:rsid="001db0bc" officeooo:paragraph-rsid="001db0bc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158466" loext:opacity="100%" fo:font-size="12pt" fo:font-weight="bold" officeooo:rsid="00213804" officeooo:paragraph-rsid="00213804" fo:background-color="#ffff00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e799" officeooo:paragraph-rsid="0031e79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392ec2" officeooo:paragraph-rsid="00392ec2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5b277d" loext:opacity="100%" fo:font-size="14pt" fo:font-weight="bold" officeooo:rsid="00199450" officeooo:paragraph-rsid="00199450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37ac8d" officeooo:paragraph-rsid="0037ac8d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793c7" officeooo:paragraph-rsid="003793c7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7ac8d" officeooo:paragraph-rsid="0037ac8d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9b9aa" officeooo:paragraph-rsid="0039b9aa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a0f9b" officeooo:paragraph-rsid="003a0f9b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c26f9" officeooo:paragraph-rsid="003c26f9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ddd37" officeooo:paragraph-rsid="003ddd37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fa0d0" officeooo:paragraph-rsid="003fa0d0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fa0d0" officeooo:paragraph-rsid="00403784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fa0d0" officeooo:paragraph-rsid="0041e8e8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403784" officeooo:paragraph-rsid="00403784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41e8e8" officeooo:paragraph-rsid="0041e8e8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color="#ff0000" loext:opacity="100%" fo:font-size="12pt" fo:font-weight="bold" officeooo:rsid="0037ac8d" officeooo:paragraph-rsid="0037ac8d" style:font-size-asian="12pt" style:font-weight-asian="bold" style:font-size-complex="12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158466" loext:opacity="100%"/>
    </style:style>
    <style:style style:name="T4" style:family="text">
      <style:text-properties fo:color="#158466" loext:opacity="100%" fo:background-color="#ffff00" loext:char-shading-value="0"/>
    </style:style>
    <style:style style:name="T5" style:family="text">
      <style:text-properties fo:color="#158466" loext:opacity="100%" fo:background-color="#ffff00" loext:char-shading-value="0"/>
    </style:style>
    <style:style style:name="T6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7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8" style:family="text">
      <style:text-properties officeooo:rsid="001ce998"/>
    </style:style>
    <style:style style:name="T9" style:family="text">
      <style:text-properties officeooo:rsid="001f0653"/>
    </style:style>
    <style:style style:name="T10" style:family="text">
      <style:text-properties officeooo:rsid="00256843"/>
    </style:style>
    <style:style style:name="T11" style:family="text">
      <style:text-properties officeooo:rsid="00284966"/>
    </style:style>
    <style:style style:name="T12" style:family="text">
      <style:text-properties officeooo:rsid="00289fa7"/>
    </style:style>
    <style:style style:name="T13" style:family="text">
      <style:text-properties officeooo:rsid="002b96c2"/>
    </style:style>
    <style:style style:name="T14" style:family="text">
      <style:text-properties officeooo:rsid="0030d55c"/>
    </style:style>
    <style:style style:name="T15" style:family="text">
      <style:text-properties officeooo:rsid="0035d018"/>
    </style:style>
    <style:style style:name="T16" style:family="text">
      <style:text-properties officeooo:rsid="00403784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officeooo:rsid="0041e8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ngoDB COMMANDS:</text:p>
      <text:p text:style-name="P6"/>
      <text:p text:style-name="P8">Installation of MongoDB in Ubuntu:</text:p>
      <text:p text:style-name="P10">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11"/>
      <text:p text:style-name="P9">Comparison to RDBMS:</text:p>
      <text:p text:style-name="P5"/>
      <text:p text:style-name="P7">Collections ---&gt; Table</text:p>
      <text:p text:style-name="P7">Document-----&gt;Records/rows</text:p>
      <text:p text:style-name="P7"/>
      <text:p text:style-name="P41">Official Documentation:</text:p>
      <text:p text:style-name="P7"><text:a xlink:type="simple" xlink:href="https://docs.mongodb.com/manual/reference/method/js-collection/" text:style-name="Internet_20_link" text:visited-style-name="Visited_20_Internet_20_Link">https://docs.mongodb.com/manual/reference/method/js-collection/</text:a></text:p>
      <text:p text:style-name="P4"/>
      <text:p text:style-name="P3"/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 table:style-name="TableLine1619503150128">
          <table:table-cell table:style-name="Table1.A1" office:value-type="string">
            <text:p text:style-name="P37">COMMAND</text:p>
          </table:table-cell>
          <table:table-cell table:style-name="Table1.B1" office:value-type="string">
            <text:p text:style-name="P37">DESCRIPTION</text:p>
          </table:table-cell>
        </table:table-row>
        <table:table-row table:style-name="TableLine1619503151488">
          <table:table-cell table:style-name="Table1.A2" office:value-type="string">
            <text:p text:style-name="P32">use db-name</text:p>
          </table:table-cell>
          <table:table-cell table:style-name="Table1.B2" office:value-type="string">
            <text:p text:style-name="P12">It switches to given db-name(if exists) <text:span text:style-name="T6">or</text:span> creates and switches to given db-name(new)</text:p>
          </table:table-cell>
        </table:table-row>
        <table:table-row table:style-name="TableLine1619503153392">
          <table:table-cell table:style-name="Table1.A2" office:value-type="string">
            <text:p text:style-name="P12">db.stats<text:span text:style-name="T14">()</text:span></text:p>
          </table:table-cell>
          <table:table-cell table:style-name="Table1.B2" office:value-type="string">
            <text:p text:style-name="P12">Gives information/details of current db<text:span text:style-name="T14">(like db-name, no. Of collections etc)</text:span></text:p>
          </table:table-cell>
        </table:table-row>
        <table:table-row table:style-name="TableLine1619503147680">
          <table:table-cell table:style-name="Table1.A2" office:value-type="string">
            <text:p text:style-name="P32">db</text:p>
          </table:table-cell>
          <table:table-cell table:style-name="Table1.B2" office:value-type="string">
            <text:p text:style-name="P32">Shows current db(database)</text:p>
          </table:table-cell>
        </table:table-row>
        <table:table-row table:style-name="TableLine1619503157472">
          <table:table-cell table:style-name="Table1.A2" office:value-type="string">
            <text:p text:style-name="P32">Show dbs</text:p>
          </table:table-cell>
          <table:table-cell table:style-name="Table1.B2" office:value-type="string">
            <text:p text:style-name="P12">It shows list of database containing at-least one collection</text:p>
          </table:table-cell>
        </table:table-row>
        <table:table-row table:style-name="TableLine1619503150400">
          <table:table-cell table:style-name="Table1.A2" office:value-type="string">
            <text:p text:style-name="P33">db.createCollection(“name”)</text:p>
          </table:table-cell>
          <table:table-cell table:style-name="Table1.B2" office:value-type="string">
            <text:p text:style-name="P35">To create collection </text:p>
          </table:table-cell>
        </table:table-row>
        <table:table-row table:style-name="TableLine1619503156112">
          <table:table-cell table:style-name="Table1.A2" office:value-type="string">
            <text:p text:style-name="P34">db.getCollectionInfos()</text:p>
          </table:table-cell>
          <table:table-cell table:style-name="Table1.B2" office:value-type="string">
            <text:p text:style-name="P34">Get details of all collections in current db</text:p>
          </table:table-cell>
        </table:table-row>
        <table:table-row table:style-name="TableLine1619503145232">
          <table:table-cell table:style-name="Table1.A2" office:value-type="string">
            <text:p text:style-name="P13">db.collection-name.find()</text:p>
          </table:table-cell>
          <table:table-cell table:style-name="Table1.B2" office:value-type="string">
            <text:p text:style-name="P13">To get all entries/document of specified collection</text:p>
          </table:table-cell>
        </table:table-row>
        <table:table-row table:style-name="TableLine1619503158016">
          <table:table-cell table:style-name="Table1.A2" office:value-type="string">
            <text:p text:style-name="P13">db.collection-name.find().pretty()</text:p>
          </table:table-cell>
          <table:table-cell table:style-name="Table1.B2" office:value-type="string">
            <text:p text:style-name="P13">To get all entries/document of specified collection in <text:span text:style-name="T8">easy to </text:span>read format</text:p>
          </table:table-cell>
        </table:table-row>
        <table:table-row table:style-name="TableLine1619503153664">
          <table:table-cell table:style-name="Table1.A2" office:value-type="string">
            <text:p text:style-name="P38">db.collection-name.find({fname: ‘abc’})</text:p>
          </table:table-cell>
          <table:table-cell table:style-name="Table1.B2" office:value-type="string">
            <text:p text:style-name="P17">List all the documents with fname= ‘abc’</text:p>
          </table:table-cell>
        </table:table-row>
        <table:table-row table:style-name="TableLine1619503150672">
          <table:table-cell table:style-name="Table1.A2" office:value-type="string">
            <text:p text:style-name="P38">db.collection-name.findOne({fname: ‘abc’})</text:p>
          </table:table-cell>
          <table:table-cell table:style-name="Table1.B2" office:value-type="string">
            <text:p text:style-name="P17">List the oldest/first document with fname=’abc’</text:p>
          </table:table-cell>
        </table:table-row>
        <table:table-row table:style-name="TableLine1619503145776">
          <table:table-cell table:style-name="Table1.A2" office:value-type="string">
            <text:p text:style-name="P15">db.collection-name.insert({fname: ‘abc’, lname: ‘xyz’})</text:p>
          </table:table-cell>
          <table:table-cell table:style-name="Table1.B2" office:value-type="string">
            <text:p text:style-name="P14">To insert document into collection</text:p>
            <text:p text:style-name="P14"><text:span text:style-name="T6">Note: </text:span>If key is associated with space it should be written inside quotes(‘f name’)</text:p>
          </table:table-cell>
        </table:table-row>
        <table:table-row table:style-name="TableLine1619503152032">
          <table:table-cell table:style-name="Table1.A2" office:value-type="string">
            <text:p text:style-name="P16">db.collection-name.insert<text:span text:style-name="T9">Many</text:span>(<text:span text:style-name="T15">[</text:span>{fname: ‘abc’, lname: ‘xyz’}, <text:span text:style-name="T9">{fname: ‘efg’, lname: ‘uvw’}]</text:span>)</text:p>
          </table:table-cell>
          <table:table-cell table:style-name="Table1.B2" office:value-type="string">
            <text:p text:style-name="P19">To insert multiple documents into collection</text:p>
          </table:table-cell>
        </table:table-row>
        <table:table-row table:style-name="TableLine1619503153936">
          <table:table-cell table:style-name="Table1.A2" office:value-type="string">
            <text:p text:style-name="P18">db.collection-name.update({‘_id’: ‘ObjectId(“6788def34213ab23fd4d2314”)},{$set: {‘fname’: ‘ashu’}}) </text:p>
          </table:table-cell>
          <table:table-cell table:style-name="Table1.B2" office:value-type="string">
            <text:p text:style-name="P18">Updates fname field of the document whose id matches with the given id</text:p>
            <text:p text:style-name="P39">Note: </text:p>
            <text:p text:style-name="P18"><text:span text:style-name="T4">i)</text:span><text:span text:style-name="T1"> We can use any field name as matching condition other than id</text:span></text:p>
            <text:p text:style-name="P36"><text:span text:style-name="T3">ii)</text:span> if multiple documents matches the given condition then only the first/oldest document field gets updated</text:p>
          </table:table-cell>
        </table:table-row>
        <table:table-row table:style-name="TableLine1619503155296">
          <table:table-cell table:style-name="Table1.A2" office:value-type="string">
            <text:p text:style-name="P20">db.collection-name.updateMany({fname: ‘abc’}, <text:soft-page-break/>{$set: {lname: ‘updated’}})</text:p>
          </table:table-cell>
          <table:table-cell table:style-name="Table1.B2" office:value-type="string">
            <text:p text:style-name="P20">Updates lname field in all documents which <text:soft-page-break/>matches the given condition(fname= ‘abc’)</text:p>
          </table:table-cell>
        </table:table-row>
        <table:table-row table:style-name="TableLine1619503152304">
          <table:table-cell table:style-name="Table1.A2" office:value-type="string">
            <text:p text:style-name="P21">db.collection-name.update({fname: ‘abc’}, {$unset: {lname: ‘update’}})</text:p>
          </table:table-cell>
          <table:table-cell table:style-name="Table1.B2" office:value-type="string">
            <text:p text:style-name="P21">Used to delete a <text:span text:style-name="T11">specified</text:span> field(lname: ‘update’) in the document which matches given condition(fname: ‘abc’)</text:p>
            <text:p text:style-name="P24"><text:span text:style-name="T6">Note: </text:span>If multiple document matches given condition then only the oldest document gets affected</text:p>
          </table:table-cell>
        </table:table-row>
        <table:table-row table:style-name="TableLine1619503158288">
          <table:table-cell table:style-name="Table1.A2" office:value-type="string">
            <text:p text:style-name="P22">db.collection-name.update<text:span text:style-name="T10">Many</text:span>({fname: ‘abc’}, {$unset: {lname: ‘update’}})</text:p>
          </table:table-cell>
          <table:table-cell table:style-name="Table1.B2" office:value-type="string">
            <text:p text:style-name="P26">Deletes specified field in all documents which matches given condition</text:p>
          </table:table-cell>
        </table:table-row>
        <table:table-row table:style-name="TableLine1619503143600">
          <table:table-cell table:style-name="Table1.A2" office:value-type="string">
            <text:p text:style-name="P23">db.collection-name.update({fname: ‘abc’}, {$set: {lname: ‘update’}})</text:p>
          </table:table-cell>
          <table:table-cell table:style-name="Table1.B2" office:value-type="string">
            <text:p text:style-name="P23"><text:span text:style-name="T11">Adds specified</text:span> field(lname: ‘update’) in the document which matches given condition(fname: ‘abc’)</text:p>
            <text:p text:style-name="P25"><text:span text:style-name="T6">Note:</text:span> If multiple document matches given condition then only the oldest document gets affected</text:p>
          </table:table-cell>
        </table:table-row>
        <table:table-row table:style-name="TableLine1619503156928">
          <table:table-cell table:style-name="Table1.A2" office:value-type="string">
            <text:p text:style-name="P23">db.collection-name.update<text:span text:style-name="T11">Many</text:span>({fname: ‘abc’}, {$set: {lname: ‘update’}})</text:p>
          </table:table-cell>
          <table:table-cell table:style-name="Table1.B2" office:value-type="string">
            <text:p text:style-name="P27"><text:span text:style-name="T12">Adds</text:span> specified field in all documents which matches given condition</text:p>
          </table:table-cell>
        </table:table-row>
        <table:table-row table:style-name="TableLine1619503142240">
          <table:table-cell table:style-name="Table1.A2" office:value-type="string">
            <text:p text:style-name="P28">db.collection-name.deleteOne({fname: ‘abc’})</text:p>
          </table:table-cell>
          <table:table-cell table:style-name="Table1.B2" office:value-type="string">
            <text:p text:style-name="P28">Deletes the document which matches the given condition.<text:span text:style-name="T4">(if multiple document matches condition then oldest document gets deleted)</text:span></text:p>
          </table:table-cell>
        </table:table-row>
        <table:table-row table:style-name="TableLine1619503155568">
          <table:table-cell table:style-name="Table1.A2" office:value-type="string">
            <text:p text:style-name="P29">db.collection-name.delete<text:span text:style-name="T13">Many</text:span>({fname: ‘abc’})</text:p>
          </table:table-cell>
          <table:table-cell table:style-name="Table1.B2" office:value-type="string">
            <text:p text:style-name="P30">Deletes all documents which matches specified condition</text:p>
          </table:table-cell>
        </table:table-row>
        <table:table-row table:style-name="TableLine1619503158560">
          <table:table-cell table:style-name="Table1.A2" office:value-type="string">
            <text:p text:style-name="P31">db.collection-name.deleteMany({lname: {$in: [‘xyz’, ‘efg’]}})</text:p>
          </table:table-cell>
          <table:table-cell table:style-name="Table1.B2" office:value-type="string">
            <text:p text:style-name="P31">Deletes all documents which matches either of the specified condition<text:span text:style-name="T1">(OR operation)</text:span></text:p>
          </table:table-cell>
        </table:table-row>
        <table:table-row table:style-name="TableLine1619503148768">
          <table:table-cell table:style-name="Table1.A2" office:value-type="string">
            <text:p text:style-name="P44">db.collection-name.updateOne({fname:’abc’},{$currentDate:{field-name: true}})</text:p>
          </table:table-cell>
          <table:table-cell table:style-name="Table1.B2" office:value-type="string">
            <text:p text:style-name="P44">Using currentDate operator to update the field-name which matches the given condition</text:p>
          </table:table-cell>
        </table:table-row>
        <table:table-row table:style-name="TableLine1619503156656">
          <table:table-cell table:style-name="Table1.A2" office:value-type="string">
            <text:p text:style-name="P44">db.collection-name.updateOne({fname:’abc’},{$inc:{field-name: 100}})</text:p>
          </table:table-cell>
          <table:table-cell table:style-name="Table1.B2" office:value-type="string">
            <text:p text:style-name="P44">$inc is increment function which can increment/decrement the field-value. It searches for the matching criteria and creates the field-name if not present <text:span text:style-name="T7">(or)</text:span> increment/decrement the field-value if present</text:p>
          </table:table-cell>
        </table:table-row>
        <table:table-row table:style-name="TableLine1619503150944">
          <table:table-cell table:style-name="Table1.A2" office:value-type="string">
            <text:p text:style-name="P45">db.dropDatabase()</text:p>
          </table:table-cell>
          <table:table-cell table:style-name="Table1.B2" office:value-type="string">
            <text:p text:style-name="P45">Deletes the current database</text:p>
          </table:table-cell>
        </table:table-row>
        <table:table-row table:style-name="TableLine1619503150944">
          <table:table-cell table:style-name="Table1.A2" office:value-type="string">
            <text:p text:style-name="P45">db.collection-name.drop()</text:p>
          </table:table-cell>
          <table:table-cell table:style-name="Table1.B2" office:value-type="string">
            <text:p text:style-name="P45">Deletes specified collection</text:p>
          </table:table-cell>
        </table:table-row>
        <table:table-row table:style-name="TableLine1619503150944">
          <table:table-cell table:style-name="Table1.A2" office:value-type="string">
            <text:p text:style-name="P55">Capped collection:</text:p>
            <text:p text:style-name="P45">db.createCollection(“abc”,{capped: true, size: 10, max:2})</text:p>
          </table:table-cell>
          <table:table-cell table:style-name="Table1.B2" office:value-type="string">
            <text:p text:style-name="P45">It creates collection with size=10 bytes and can hold maximum 2 documents. If we add more than 2 documents oldest gets deleted and new one gets added</text:p>
          </table:table-cell>
        </table:table-row>
        <table:table-row table:style-name="TableLine1619503150944">
          <table:table-cell table:style-name="Table1.A2" office:value-type="string">
            <text:p text:style-name="P46">db.collection-name.distinct(‘field-name’)</text:p>
          </table:table-cell>
          <table:table-cell table:style-name="Table1.B2" office:value-type="string">
            <text:p text:style-name="P46">List all distinct values of that field</text:p>
          </table:table-cell>
        </table:table-row>
        <table:table-row table:style-name="TableLine1619503150944">
          <table:table-cell table:style-name="Table1.A2" office:value-type="string">
            <text:p text:style-name="P47">db.collection-name.renameCollection(‘name’)</text:p>
          </table:table-cell>
          <table:table-cell table:style-name="Table1.B2" office:value-type="string">
            <text:p text:style-name="P47">To rename collection</text:p>
          </table:table-cell>
        </table:table-row>
        <table:table-row table:style-name="TableLine1619503150944">
          <table:table-cell table:style-name="Table1.A2" office:value-type="string">
            <text:p text:style-name="P48">db.collection-name.createIndex({cartid:1})</text:p>
          </table:table-cell>
          <table:table-cell table:style-name="Table1.B2" office:value-type="string">
            <text:p text:style-name="P48">To create index</text:p>
          </table:table-cell>
        </table:table-row>
        <table:table-row table:style-name="TableLine1619503150944">
          <table:table-cell table:style-name="Table1.A2" office:value-type="string">
            <text:p text:style-name="P48">db.collection-name.getIndexes()</text:p>
          </table:table-cell>
          <table:table-cell table:style-name="Table1.B2" office:value-type="string">
            <text:p text:style-name="P48">To get list of all indexes</text:p>
          </table:table-cell>
        </table:table-row>
        <table:table-row table:style-name="TableLine1619503150944">
          <table:table-cell table:style-name="Table1.A2" office:value-type="string">
            <text:p text:style-name="P49">db.collection-name.find().count()</text:p>
          </table:table-cell>
          <table:table-cell table:style-name="Table1.B2" office:value-type="string">
            <text:p text:style-name="P49">To get count of documents in collection</text:p>
          </table:table-cell>
        </table:table-row>
        <table:table-row table:style-name="TableLine1619503150944">
          <table:table-cell table:style-name="Table1.A2" office:value-type="string">
            <text:p text:style-name="P50">db.collection-name.find().limit(2).pretty()</text:p>
          </table:table-cell>
          <table:table-cell table:style-name="Table1.B2" office:value-type="string">
            <text:p text:style-name="P50">It limits the document list view to specified number</text:p>
          </table:table-cell>
        </table:table-row>
        <text:soft-page-break/>
        <table:table-row table:style-name="TableLine1619503150944">
          <table:table-cell table:style-name="Table1.A2" office:value-type="string">
            <text:p text:style-name="P51"><text:span text:style-name="T16">d</text:span>b.collection-name.find().<text:span text:style-name="T16">sort({‘key’:1</text:span>).pretty()</text:p>
          </table:table-cell>
          <table:table-cell table:style-name="Table1.B2" office:value-type="string">
            <text:p text:style-name="P53">Sorts the documents of collection in ascending order for specified key(field-name).</text:p>
            <text:p text:style-name="P53"><text:span text:style-name="T7">Note:</text:span> 1--&gt;ascending <text:span text:style-name="T18"><text:s/>-1 --&gt; descending</text:span></text:p>
          </table:table-cell>
        </table:table-row>
        <table:table-row table:style-name="TableLine1619503150944">
          <table:table-cell table:style-name="Table1.A2" office:value-type="string">
            <text:p text:style-name="P52"><text:span text:style-name="T16">d</text:span>b.collection-name.find().<text:span text:style-name="T16">sort ({‘key’:1</text:span>).pretty(). <text:span text:style-name="T19">skip(2)</text:span></text:p>
          </table:table-cell>
          <table:table-cell table:style-name="Table1.B2" office:value-type="string">
            <text:p text:style-name="P54">It lists all documents in ascending order by skipping oldest 2 documents</text:p>
          </table:table-cell>
        </table:table-row>
        <table:table-row table:style-name="TableLine1619503150944"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43"/>
          </table:table-cell>
        </table:table-row>
        <table:table-row table:style-name="TableLine1619503150944"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3T13:05:18.387000000</dc:date>
    <meta:editing-duration>PT4H53M22S</meta:editing-duration>
    <meta:editing-cycles>49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86" meta:word-count="515" meta:character-count="4561" meta:non-whitespace-character-count="4132"/>
  </office:meta>
</office:document-meta>
</file>